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417in" fo:line-height="138%" fo:text-align="center" style:justify-single-word="false" style:writing-mode="lr-tb"/>
    </style:style>
    <style:style style:name="P2" style:family="paragraph" style:parent-style-name="Text_20_body">
      <style:paragraph-properties fo:margin-top="0in" fo:margin-bottom="0in" fo:line-height="138%" style:writing-mode="lr-tb"/>
      <style:text-properties fo:font-weight="normal"/>
    </style:style>
    <style:style style:name="P3"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P4"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P5" style:family="paragraph" style:parent-style-name="Text_20_body">
      <style:paragraph-properties fo:margin-top="0in" fo:margin-bottom="0in" fo:line-height="138%" style:writing-mode="lr-tb"/>
    </style:style>
    <style:style style:name="P6" style:family="paragraph" style:parent-style-name="Text_20_body">
      <style:paragraph-properties fo:margin-top="0in" fo:margin-bottom="0in" fo:line-height="138%" style:writing-mode="lr-tb"/>
      <style:text-properties fo:font-weight="bold" style:font-weight-asian="bold" style:font-weight-complex="bold"/>
    </style:style>
    <style:style style:name="T1" style:family="text">
      <style:text-properties fo:font-variant="normal" fo:text-transform="none" fo:color="#1155cc" style:text-line-through-style="none" style:font-name="Arial1" fo:font-size="18pt" fo:font-style="normal" style:text-underline-style="solid" style:text-underline-width="auto" style:text-underline-color="font-color" fo:font-weight="normal" style:text-blinking="false" fo:background-color="#ffff00"/>
    </style:style>
    <style:style style:name="T2" style:family="text">
      <style:text-properties fo:font-variant="normal" fo:text-transform="none" fo:color="#1155cc" style:text-line-through-style="none" style:font-name="Arial1" fo:font-size="11pt" fo:font-style="normal" style:text-underline-style="solid" style:text-underline-width="auto" style:text-underline-color="font-color" fo:font-weight="normal"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style:text-underline-style="none" fo:font-weight="normal" style:text-blinking="false" fo:background-color="#ffff00"/>
    </style:style>
    <style:style style:name="T5"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10" style:family="text">
      <style:text-properties fo:font-variant="normal" fo:text-transform="none" fo:color="#000000" style:text-line-through-style="none" style:font-name="Arial1" fo:font-size="11pt" fo:font-style="italic" style:text-underline-style="none" style:text-blinking="false" fo:background-color="transparent"/>
    </style:style>
    <style:style style:name="T11" style:family="text">
      <style:text-properties fo:font-variant="normal" fo:text-transform="none" fo:color="#000000" style:text-line-through-style="none" style:font-name="Arial1" fo:font-size="11pt" fo:font-style="italic" style:text-underline-style="none" fo:font-weight="bold" style:text-blinking="false" fo:background-color="transparent"/>
    </style:style>
    <style:style style:name="T12" style:family="text">
      <style:text-properties fo:font-variant="normal" fo:text-transform="none" fo:color="#980000" style:text-line-through-style="none" style:font-name="Courier New" fo:font-size="18pt" fo:font-style="italic" style:text-underline-style="none" fo:font-weight="bold" style:text-blinking="false" fo:background-color="transparent"/>
    </style:style>
    <style:style style:name="T13" style:family="text">
      <style:text-properties fo:font-variant="normal" fo:text-transform="none" fo:color="#980000" style:text-line-through-style="none" style:font-name="Courier New" fo:font-size="18pt" fo:font-style="italic" style:text-underline-style="none" fo:font-weight="bold" style:text-blinking="false" fo:background-color="#ffff0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2734c353-7fff-96bb-bf29-ae6bc044ce37"/><text:a xlink:type="simple" xlink:href="https://www.linkedin.com/learning/css-essential-training-1" text:style-name="Internet_20_link" text:visited-style-name="Visited_20_Internet_20_Link"><text:span text:style-name="T1">"CSS Essential Training 1" (CSS1)</text:span></text:a><text:span text:style-name="T4"> </text:span></text:p>
      <text:p text:style-name="Text_20_body"/>
      <text:p text:style-name="P2"><text:span text:style-name="T11">STUDY BEFORE ANSWERING QUESTIONS: </text:span><text:span text:style-name="T10">One thing the author doesn’t cover is how to target a specific set of elements with compound selectors. The questions given below will expect you to be able to work with compound selectors. Here are two examples:</text:span></text:p>
      <text:p text:style-name="Text_20_body"/>
      <text:p text:style-name="P2"><text:span text:style-name="T10">Set all </text:span><text:span text:style-name="T11">divs</text:span><text:span text:style-name="T3"> </text:span><text:span text:style-name="T10">with a class of </text:span><text:span text:style-name="T11">my-class</text:span><text:span text:style-name="T3"> </text:span><text:span text:style-name="T10">to a background color of yellow:</text:span></text:p>
      <text:p text:style-name="Text_20_body"/>
      <text:p text:style-name="P2"><text:span text:style-name="T12">div</text:span><text:span text:style-name="T13">.</text:span><text:span text:style-name="T12">my-class{background-color:yellow}</text:span></text:p>
      <text:p text:style-name="Text_20_body"/>
      <text:p text:style-name="P2"><text:span text:style-name="T10">Set the </text:span><text:span text:style-name="T11">div</text:span><text:span text:style-name="T3"> </text:span><text:span text:style-name="T10">with an id of </text:span><text:span text:style-name="T11">my-id</text:span><text:span text:style-name="T3"> </text:span><text:span text:style-name="T10">to a background color of yellow:</text:span></text:p>
      <text:p text:style-name="Text_20_body"/>
      <text:p text:style-name="P2"><text:span text:style-name="T12">div</text:span><text:span text:style-name="T13">#</text:span><text:span text:style-name="T12">my-id{background-color:yellow}</text:span></text:p>
      <text:p text:style-name="Text_20_body"/>
      <text:p text:style-name="P2"><text:span text:style-name="T10">Note the dot (.) must touch (no spaces) both the element </text:span><text:span text:style-name="T11">div</text:span><text:span text:style-name="T3"> </text:span><text:span text:style-name="T10">and name of the class (</text:span><text:span text:style-name="T11">my-class</text:span><text:span text:style-name="T10">) to affect all divs with a class of </text:span><text:span text:style-name="T11">my-class</text:span><text:span text:style-name="T10">.  Likewise the pound sign (#) must touch (no spaces) both the div and the name of the id (</text:span><text:span text:style-name="T11">my-id</text:span><text:span text:style-name="T10">).</text:span></text:p>
      <text:p text:style-name="Text_20_body"/>
      <text:p text:style-name="P3">The answers below will integrate the techniques above in the [Critical Thinking] questions below.</text:p>
      <text:p text:style-name="Text_20_body"/>
      <text:p text:style-name="P5"><text:span text:style-name="T7">Getting Started</text:span></text:p>
      <text:p text:style-name="Text_20_body"/>
      <text:p text:style-name="P4">1) What’s another name for a tag?</text:p>
      <text:p text:style-name="P5"><text:span text:style-name="T6">Tags may also be referred to as a “tagname.”</text:span></text:p>
      <text:p text:style-name="Text_20_body"/>
      <text:p text:style-name="P4">2) Why does the author advise against using internal styles?</text:p>
      <text:p text:style-name="Text_20_body">Internal styles can be much more difficult to update, as you would have to go to each individual html document to edit changes. An external css file can be edited to change every html file you need in only one place.</text:p>
      <text:p text:style-name="Text_20_body"/>
      <text:p text:style-name="P5"><text:span text:style-name="T7">CSS Core</text:span></text:p>
      <text:p text:style-name="Text_20_body"/>
      <text:p text:style-name="P4">3) [Critical Thinking] Write a CSS snippet that would turn the background of the html element red.</text:p>
      <text:p text:style-name="Text_20_body">Body{</text:p>
      <text:p text:style-name="Text_20_body"><text:soft-page-break/>background:red;</text:p>
      <text:p text:style-name="Text_20_body">}</text:p>
      <text:p text:style-name="Text_20_body"/>
      <text:p text:style-name="P4">4) We can’t use spaces when we create the names of classes. What does it mean when we see spaces inside a class attribute?</text:p>
      <text:p text:style-name="P5"><text:span text:style-name="T6">Spaces inside a class attribute imply that there are multiple classes, which is why we avoid them.</text:span></text:p>
      <text:p text:style-name="Text_20_body"/>
      <text:p text:style-name="P4">5) [Critical Thinking] Write a CSS snippet that groups three elements in one declaration block and and changes the font color of each to green.</text:p>
      <text:p text:style-name="Text_20_body">main h1, h2, h3{</text:p>
      <text:p text:style-name="Text_20_body">color:green;</text:p>
      <text:p text:style-name="Text_20_body">}</text:p>
      <text:p text:style-name="Text_20_body"/>
      <text:p text:style-name="P6"><text:span text:style-name="T9">6) [True or False] The author likes to use </text:span><text:span text:style-name="T9">ids</text:span><text:span text:style-name="T3"> </text:span><text:span text:style-name="T9">only for CSS.</text:span></text:p>
      <text:p text:style-name="Text_20_body">False. The author likes to use ID's for in page links, as with their href example.</text:p>
      <text:p text:style-name="Text_20_body"/>
      <text:p text:style-name="P6"><text:span text:style-name="T9">7) [Critical Thinking] Write a CSS snippet that has a combination descendant selector that turns the background color to yellow to all h2 and h3 tags inside a class named </text:span><text:span text:style-name="T9">my-class</text:span><text:span text:style-name="T9">.</text:span></text:p>
      <text:p text:style-name="Text_20_body">.my-class p h2, h3{</text:p>
      <text:p text:style-name="Text_20_body">background:yellow;</text:p>
      <text:p text:style-name="Text_20_body">}</text:p>
      <text:p text:style-name="Text_20_body"/>
      <text:p text:style-name="P6"><text:span text:style-name="T9">8) Of the three selectors, which has the highest specificity:</text:span><text:span text:style-name="T3"> </text:span><text:span text:style-name="T9">id</text:span><text:span text:style-name="T9">, </text:span><text:span text:style-name="T9">class </text:span><text:span text:style-name="T9">or </text:span><text:span text:style-name="T9">type</text:span><text:span text:style-name="T9">?</text:span></text:p>
      <text:p text:style-name="Text_20_body">id is the most specific selector of the three.<text:line-break/></text:p>
      <text:p text:style-name="P5"><text:span text:style-name="T7">Typography</text:span></text:p>
      <text:p text:style-name="Text_20_body"/>
      <text:p text:style-name="P4">9) [Critical Thinking] Why should we consider always referencing web safe fonts in our font families?</text:p>
      <text:p text:style-name="Text_20_body">Web safe fonts are a smart choice because the majority of computers and laptops already have these fonts installed, making it likely that any visitor to our site will be able to load and read our text.<text:line-break/></text:p>
      <text:p text:style-name="P5"><text:span text:style-name="T7">Layouts</text:span></text:p>
      <text:p text:style-name="Text_20_body"/>
      <text:p text:style-name="P4">10) According to the author, what is an easy way to check if an element is inline or block?</text:p>
      <text:p text:style-name="Text_20_body">Simply by adding a background color, we can visiually compare elements and see if they are block-level (they span the width of their container) or inline (they are only as large as their content).<text:line-break/><text:soft-page-break/></text:p>
      <text:p text:style-name="P4">11) [True or False] By default, width and height have no effect on inline elements</text:p>
      <text:p text:style-name="Text_20_body">True.<text:line-break/></text:p>
      <text:p text:style-name="P5"><text:span text:style-name="T8">12) What CSS display value can I change an inline element to so that it takes the height and the width values the way block-level elements do?</text:span><text:span text:style-name="T6"><text:line-break/>Block. The property and value would be: “display:block;”</text:span></text:p>
      <text:p text:style-name="Text_20_body"/>
      <text:p text:style-name="P4">13) What box model property adjusts the amount of space inside the element?</text:p>
      <text:p text:style-name="Text_20_body">Padding adjusts space within an element.<text:line-break/></text:p>
      <text:p text:style-name="P4">14) What box model property controls the amount of space around the outside of the element?</text:p>
      <text:p text:style-name="Text_20_body">Margin controls the amount of space around an element.<text:line-break/></text:p>
      <text:p text:style-name="P2"><text:span text:style-name="T8">15) [Critical Thinking] Write the shortest possible rule</text:span><text:span text:style-name="T5"> </text:span><text:span text:style-name="T8">(shorthand syntax) that sets all elements with a class of my-class</text:span><text:span text:style-name="T5"> </text:span><text:span text:style-name="T8">to a padding of 2 pixels</text:span><text:span text:style-name="T5"> </text:span><text:span text:style-name="T8">on all sides.</text:span><text:span text:style-name="T9"><text:line-break/>.my-class{</text:span></text:p>
      <text:p text:style-name="P2"><text:span text:style-name="T9">padding:2px;<text:line-break/>}</text:span></text:p>
      <text:p text:style-name="Text_20_body"/>
      <text:p text:style-name="P2"><text:span text:style-name="T8">16) [Critical Thinking] When we see 2 values in a rule that adjusts the margins of elements, which sides of the element does the first value apply to (example: margin:10 30)?</text:span><text:span text:style-name="T9"><text:line-break/>The first (10) is top and bottom, the second (30) is left and right.</text:span></text:p>
      <text:p text:style-name="Text_20_body"/>
      <text:p text:style-name="P2"><text:span text:style-name="T8">17) [Critical Thinking] Why do inline elements take padding and margin values, but only push the other elements out horizontally, not vertically?</text:span><text:span text:style-name="T9"><text:line-break/>Inline elements will only push other elements out horizontally when given a positive padding or margin value because they remain in their line. This can be changed if they are given a “display:block;”</text:span></text:p>
      <text:p text:style-name="Text_20_body"/>
      <text:p text:style-name="P5"><text:a xlink:type="simple" xlink:href="https://www.linkedin.com/learning/css-essential-training-1/margin-and-page-layouts" text:style-name="Internet_20_link" text:visited-style-name="Visited_20_Internet_20_Link"><text:span text:style-name="T2">Margin and page layouts</text:span></text:a></text:p>
      <text:p text:style-name="Text_20_body"/>
      <text:p text:style-name="P5"><text:span text:style-name="T8">18) [Critical Thinking] Write a rule to set all divs</text:span><text:span text:style-name="T5"> </text:span><text:span text:style-name="T8">with a class of my-class</text:span><text:span text:style-name="T5"> </text:span><text:span text:style-name="T8">to a width of 1000 pixels and be aligned to the center of it’s container.</text:span><text:span text:style-name="T6"><text:line-break/>div.my-class{<text:line-break/>width:1000px;<text:line-break/>margin:0 auto;<text:line-break/>}<text:line-break/></text:span></text:p>
      <text:p text:style-name="P5"><text:soft-page-break/><text:span text:style-name="T8">19) [Critical Thinking] In the video the author creates a div with a class of content-wrapper. Why does she do this?</text:span><text:span text:style-name="T6"><text:line-break/>The content-wrapper allows us to separate the background color values from our content, which in this example means the color background can be stretched further than we want our content stretched.</text:span></text:p>
      <text:p text:style-name="Text_20_body"/>
      <text:p text:style-name="P6"><text:span text:style-name="T9">20) In the video, what is the exact CSS rule the author uses to make sure the </text:span><text:span text:style-name="T9">H1</text:span><text:span text:style-name="T3"> </text:span><text:span text:style-name="T9">tag doesn’t float to the right of the image?</text:span></text:p>
      <text:p text:style-name="Text_20_body">You have to clear the float. In this example, in order to clear the img float so that the h1 doesn't become indendented, we write:<text:line-break/>h1{<text:line-break/>clear:both;<text:line-break/>}<text:line-break/></text:p>
      <text:p text:style-name="P4">21) Using the overflow property to wrap a floated element has drawbacks. What is the name of the hack the author recommends trying to self clear the float?</text:p>
      <text:p text:style-name="Text_20_body">Clearfix is the name given to hack, although the name can be changed. The important thing is the value :after</text:p>
      <text:p text:style-name="Text_20_body"/>
      <text:p text:style-name="P4">22) What does the author do to change the box model so that padding and border will no longer affect the overall sizing of an element?</text:p>
      <text:p text:style-name="Text_20_body">The author uses the “box-model fix.” This means including the box-sizing: border-box; in your html.<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9T22:08:48.54</meta:creation-date>
    <dc:date>2020-04-19T23:56:50.21</dc:date>
    <meta:editing-duration>PT44M8S</meta:editing-duration>
    <meta:editing-cycles>3</meta:editing-cycles>
    <meta:generator>OpenOffice/4.1.3$Win32 OpenOffice.org_project/413m1$Build-9783</meta:generator>
    <meta:document-statistic meta:table-count="0" meta:image-count="0" meta:object-count="0" meta:page-count="4" meta:paragraph-count="58" meta:word-count="957" meta:character-count="5430"/>
  </office:meta>
</office:document-meta>
</file>